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ázov" style:master-page-name="MP0" style:family="paragraph">
      <style:paragraph-properties fo:break-before="page"/>
    </style:style>
    <style:style style:name="P2" style:parent-style-name="Normálny" style:family="paragraph">
      <style:paragraph-properties fo:border="0.0069in solid #000000" fo:padding-top="0.0138in" fo:padding-left="0.0555in" fo:padding-bottom="0.0138in" fo:padding-right="0.0555in" style:shadow="none"/>
    </style:style>
    <style:style style:name="P3" style:parent-style-name="Normálny" style:family="paragraph">
      <style:paragraph-properties fo:border="0.0069in solid #000000" fo:padding-top="0.0138in" fo:padding-left="0.0555in" fo:padding-bottom="0.0138in" fo:padding-right="0.0555in" style:shadow="none"/>
    </style:style>
    <style:style style:name="P4" style:parent-style-name="Normálny" style:family="paragraph">
      <style:paragraph-properties fo:border="0.0069in solid #000000" fo:padding-top="0.0138in" fo:padding-left="0.0555in" fo:padding-bottom="0.0138in" fo:padding-right="0.0555in" style:shadow="none"/>
    </style:style>
    <style:style style:name="P5" style:parent-style-name="Normálny" style:family="paragraph">
      <style:paragraph-properties fo:border="0.0069in solid #000000" fo:padding-top="0.0138in" fo:padding-left="0.0555in" fo:padding-bottom="0.0138in" fo:padding-right="0.0555in" style:shadow="none"/>
    </style:style>
    <style:style style:name="P6" style:parent-style-name="Normálny" style:family="paragraph">
      <style:paragraph-properties fo:border="0.0069in solid #000000" fo:padding-top="0.0138in" fo:padding-left="0.0555in" fo:padding-bottom="0.0138in" fo:padding-right="0.0555in" style:shadow="none"/>
    </style:style>
    <style:style style:name="P7" style:parent-style-name="Normálny" style:family="paragraph">
      <style:paragraph-properties fo:border="0.0069in solid #000000" fo:padding-top="0.0138in" fo:padding-left="0.0555in" fo:padding-bottom="0.0138in" fo:padding-right="0.0555in" style:shadow="none"/>
    </style:style>
    <style:style style:name="P8" style:parent-style-name="Normálny" style:family="paragraph">
      <style:paragraph-properties fo:border="0.0069in solid #000000" fo:padding-top="0.0138in" fo:padding-left="0.0555in" fo:padding-bottom="0.0138in" fo:padding-right="0.0555in" style:shadow="none"/>
    </style:style>
    <style:style style:name="P9" style:parent-style-name="Normálny" style:family="paragraph">
      <style:paragraph-properties fo:border="0.0069in solid #000000" fo:padding-top="0.0138in" fo:padding-left="0.0555in" fo:padding-bottom="0.0138in" fo:padding-right="0.0555in" style:shadow="none"/>
    </style:style>
    <style:style style:name="P10" style:parent-style-name="Normálny" style:family="paragraph">
      <style:paragraph-properties fo:border="0.0069in solid #000000" fo:padding-top="0.0138in" fo:padding-left="0.0555in" fo:padding-bottom="0.0138in" fo:padding-right="0.0555in" style:shadow="none"/>
    </style:style>
    <style:style style:name="P11" style:parent-style-name="Normálny" style:family="paragraph">
      <style:paragraph-properties fo:border="0.0069in solid #000000" fo:padding-top="0.0138in" fo:padding-left="0.0555in" fo:padding-bottom="0.0138in" fo:padding-right="0.0555in" style:shadow="none"/>
    </style:style>
    <style:style style:name="P12" style:parent-style-name="Normálny" style:family="paragraph">
      <style:paragraph-properties fo:border="0.0069in solid #000000" fo:padding-top="0.0138in" fo:padding-left="0.0555in" fo:padding-bottom="0.0138in" fo:padding-right="0.0555in" style:shadow="none"/>
    </style:style>
  </office:automatic-styles>
  <office:body>
    <office:text text:use-soft-page-breaks="true">
      <text:p text:style-name="P1">Lab2.1: Test report</text:p>
      <text:p text:style-name="Normálny">Group H</text:p>
      <text:h text:style-name="Nadpis1" text:outline-level="1">Principle of testing the validity of program</text:h>
      <text:p text:style-name="Normálny">We tested it in<text:s/>three<text:s/>variants.<text:s/></text:p>
      <text:p text:style-name="Normálny">Firstly, we prepared some example test data from<text:s/>well-chosen<text:s/>intervals and<text:s/>ran them through the program, providing input and compared output with our results automatically</text:p>
      <text:p text:style-name="P2">demoData = [(1,2,3,NoTriangle),</text:p>
      <text:p text:style-name="P3"><text:s text:c="12"/>(3,4,5,Rectangular),</text:p>
      <text:p text:style-name="P4"><text:s text:c="12"/>(4,4,5,Isosceles),</text:p>
      <text:p text:style-name="P5"><text:s text:c="12"/>(6,6,6,Equilateral),</text:p>
      <text:p text:style-name="P6"><text:s text:c="12"/>(6,5,9,Other)]</text:p>
      <text:p text:style-name="P7"/>
      <text:p text:style-name="P8"/>
      <text:p text:style-name="P9">demoCheck :: (Integer,Integer,Integer,Shape)-&gt; Bool</text:p>
      <text:p text:style-name="P10">demoCheck (a,b,c,d) = (triangle a b c) == d</text:p>
      <text:p text:style-name="P11"/>
      <text:p text:style-name="P12">runTest= all demoCheck demoData</text:p>
      <text:p text:style-name="Normálny"/>
      <text:p text:style-name="Normálny">Secondly,<text:s/>we<text:s/>tested using a pseudorandom generator. The generator would pick 10 random numbers in the range of [0..100] of which we would verify 20 random combinations by hand.</text:p>
      <text:p text:style-name="Normálny">Lastly we also tried the same using a negative interval [-5..5] and checked all results for “No Triangle” when no triangle could be<?opendocument cursor-position?><text:s/>formed.</text:p>
      <text:p text:style-name="Normálny"/>
      <text:p text:style-name="Normálny">Time spent: 0.45 hours for code, 1.2<text:s/>hour for testing.</text:p>
      <text:p text:style-name="Normá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y" style:next-style-name="Normálny" style:default-outline-level="1">
      <style:paragraph-properties fo:keep-with-next="always" fo:keep-together="always" fo:border-top="none" fo:border-left="none" fo:border-bottom="0.0069in solid #595959" fo:border-right="none" fo:padding-top="0in" fo:padding-left="0in" fo:padding-bottom="0.0138in" fo:padding-right="0in" style:shadow="none" fo:margin-top="0.25in"/>
      <style:text-properties style:font-name="Calibri Light" style:font-name-complex="Times New Roman" fo:font-weight="bold" style:font-weight-asian="bold" style:font-weight-complex="bold" fo:font-variant="small-caps" fo:color="#000000" fo:font-size="18pt" style:font-size-asian="18pt" style:font-size-complex="18pt" fo:hyphenate="false"/>
    </style:style>
    <style:style style:name="Nadpis2" style:display-name="Nadpis 2" style:family="paragraph" style:parent-style-name="Normálny" style:next-style-name="Normálny" style:default-outline-level="2">
      <style:paragraph-properties fo:keep-with-next="always" fo:keep-together="always" fo:margin-top="0.25in" fo:margin-bottom="0in"/>
      <style:text-properties style:font-name="Calibri Light" style:font-name-complex="Times New Roman" fo:font-weight="bold" style:font-weight-asian="bold" style:font-weight-complex="bold" fo:font-variant="small-caps" fo:color="#000000" fo:font-size="14pt" style:font-size-asian="14pt" style:font-size-complex="14pt" fo:hyphenate="false"/>
    </style:style>
    <style:style style:name="Nadpis3" style:display-name="Nadpis 3" style:family="paragraph" style:parent-style-name="Normálny" style:next-style-name="Normálny" style:default-outline-level="3">
      <style:paragraph-properties fo:keep-with-next="always" fo:keep-together="always" fo:margin-top="0.1388in" fo:margin-bottom="0in"/>
      <style:text-properties style:font-name="Calibri Light" style:font-name-complex="Times New Roman" fo:font-weight="bold" style:font-weight-asian="bold" style:font-weight-complex="bold" fo:color="#000000" fo:hyphenate="false"/>
    </style:style>
    <style:style style:name="Nadpis4" style:display-name="Nadpis 4" style:family="paragraph" style:parent-style-name="Normálny" style:next-style-name="Normálny" style:default-outline-level="4">
      <style:paragraph-properties fo:keep-with-next="always" fo:keep-together="always" fo:margin-top="0.1388in" fo:margin-bottom="0in"/>
      <style:text-properties style:font-name="Calibri Light" style:font-name-complex="Times New Roman" fo:font-weight="bold" style:font-weight-asian="bold" style:font-weight-complex="bold" fo:font-style="italic" style:font-style-asian="italic" style:font-style-complex="italic" fo:color="#000000" fo:hyphenate="false"/>
    </style:style>
    <style:style style:name="Nadpis5" style:display-name="Nadpis 5" style:family="paragraph" style:parent-style-name="Normálny" style:next-style-name="Normálny" style:default-outline-level="5">
      <style:paragraph-properties fo:keep-with-next="always" fo:keep-together="always" fo:margin-top="0.1388in" fo:margin-bottom="0in"/>
      <style:text-properties style:font-name="Calibri Light" style:font-name-complex="Times New Roman" fo:color="#252525" fo:hyphenate="false"/>
    </style:style>
    <style:style style:name="Nadpis6" style:display-name="Nadpis 6" style:family="paragraph" style:parent-style-name="Normálny" style:next-style-name="Normálny" style:default-outline-level="6">
      <style:paragraph-properties fo:keep-with-next="always" fo:keep-together="always" fo:margin-top="0.1388in" fo:margin-bottom="0in"/>
      <style:text-properties style:font-name="Calibri Light" style:font-name-complex="Times New Roman" fo:font-style="italic" style:font-style-asian="italic" style:font-style-complex="italic" fo:color="#252525" fo:hyphenate="false"/>
    </style:style>
    <style:style style:name="Nadpis7" style:display-name="Nadpis 7" style:family="paragraph" style:parent-style-name="Normálny" style:next-style-name="Normálny" style:default-outline-level="7">
      <style:paragraph-properties fo:keep-with-next="always" fo:keep-together="always" fo:margin-top="0.1388in" fo:margin-bottom="0in"/>
      <style:text-properties style:font-name="Calibri Light" style:font-name-complex="Times New Roman" fo:font-style="italic" style:font-style-asian="italic" style:font-style-complex="italic" fo:color="#404040" fo:hyphenate="false"/>
    </style:style>
    <style:style style:name="Nadpis8" style:display-name="Nadpis 8" style:family="paragraph" style:parent-style-name="Normálny" style:next-style-name="Normálny" style:default-outline-level="8">
      <style:paragraph-properties fo:keep-with-next="always" fo:keep-together="always" fo:margin-top="0.1388in" fo:margin-bottom="0in"/>
      <style:text-properties style:font-name="Calibri Light" style:font-name-complex="Times New Roman" fo:color="#404040" fo:font-size="10pt" style:font-size-asian="10pt" style:font-size-complex="10pt" fo:hyphenate="false"/>
    </style:style>
    <style:style style:name="Nadpis9" style:display-name="Nadpis 9" style:family="paragraph" style:parent-style-name="Normálny" style:next-style-name="Normálny" style:default-outline-level="9">
      <style:paragraph-properties fo:keep-with-next="always" fo:keep-together="always" fo:margin-top="0.1388in" fo:margin-bottom="0in"/>
      <style:text-properties style:font-name="Calibri Light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text:list-style style:name="WW_OutlineListStyle_1" style:display-name="WW_OutlineListStyle_1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Standard" style:display-name="Standard" style:family="paragraph">
      <style:text-properties fo:hyphenate="true"/>
    </style:style>
    <style:style style:name="Absatz-Standardschriftart" style:display-name="Absatz-Standardschriftart" style:family="text"/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Názov" style:display-name="Názov" style:family="paragraph" style:parent-style-name="Normálny" style:next-style-name="Normálny">
      <style:paragraph-properties fo:margin-bottom="0in" fo:line-height="100%"/>
      <style:text-properties style:font-name="Calibri Light" style:font-name-complex="Times New Roman" fo:color="#000000" fo:font-size="28pt" style:font-size-asian="28pt" style:font-size-complex="28pt" fo:hyphenate="false"/>
    </style:style>
    <style:style style:name="NázovChar" style:display-name="Názov Char" style:family="text" style:parent-style-name="Predvolenépísmoodseku">
      <style:text-properties style:font-name="Calibri Light" style:font-name-asian="SimSun" style:font-name-complex="Times New Roman" fo:color="#000000" fo:font-size="28pt" style:font-size-asian="28pt" style:font-size-complex="28pt"/>
    </style:style>
    <style:style style:name="Podtitul" style:display-name="Podtitul" style:family="paragraph" style:parent-style-name="Normálny" style:next-style-name="Normálny">
      <style:text-properties fo:color="#5A5A5A" fo:letter-spacing="0.0069in" fo:hyphenate="false"/>
    </style:style>
    <style:style style:name="PodtitulChar" style:display-name="Podtitul Char" style:family="text" style:parent-style-name="Predvolenépísmoodseku">
      <style:text-properties fo:color="#5A5A5A" fo:letter-spacing="0.0069in"/>
    </style:style>
    <style:style style:name="Nadpis1Char" style:display-name="Nadpis 1 Char" style:family="text" style:parent-style-name="Predvolenépísmoodseku">
      <style:text-properties style:font-name="Calibri Light" style:font-name-asian="SimSun" style:font-name-complex="Times New Roman" fo:font-weight="bold" style:font-weight-asian="bold" style:font-weight-complex="bold" fo:font-variant="small-caps" fo:color="#000000" fo:font-size="18pt" style:font-size-asian="18pt" style:font-size-complex="18pt"/>
    </style:style>
    <style:style style:name="Nadpis2Char" style:display-name="Nadpis 2 Char" style:family="text" style:parent-style-name="Predvolenépísmoodseku">
      <style:text-properties style:font-name="Calibri Light" style:font-name-asian="SimSun" style:font-name-complex="Times New Roman" fo:font-weight="bold" style:font-weight-asian="bold" style:font-weight-complex="bold" fo:font-variant="small-caps" fo:color="#000000" fo:font-size="14pt" style:font-size-asian="14pt" style:font-size-complex="14pt"/>
    </style:style>
    <style:style style:name="Nadpis3Char" style:display-name="Nadpis 3 Char" style:family="text" style:parent-style-name="Predvolenépísmoodseku">
      <style:text-properties style:font-name="Calibri Light" style:font-name-asian="SimSun" style:font-name-complex="Times New Roman" fo:font-weight="bold" style:font-weight-asian="bold" style:font-weight-complex="bold" fo:color="#000000"/>
    </style:style>
    <style:style style:name="Nadpis4Char" style:display-name="Nadpis 4 Char" style:family="text" style:parent-style-name="Predvolenépísmoodseku">
      <style:text-properties style:font-name="Calibri Light" style:font-name-asian="SimSun" style:font-name-complex="Times New Roman" fo:font-weight="bold" style:font-weight-asian="bold" style:font-weight-complex="bold" fo:font-style="italic" style:font-style-asian="italic" style:font-style-complex="italic" fo:color="#000000"/>
    </style:style>
    <style:style style:name="Nadpis5Char" style:display-name="Nadpis 5 Char" style:family="text" style:parent-style-name="Predvolenépísmoodseku">
      <style:text-properties style:font-name="Calibri Light" style:font-name-asian="SimSun" style:font-name-complex="Times New Roman" fo:color="#252525"/>
    </style:style>
    <style:style style:name="Nadpis6Char" style:display-name="Nadpis 6 Char" style:family="text" style:parent-style-name="Predvolenépísmoodseku">
      <style:text-properties style:font-name="Calibri Light" style:font-name-asian="SimSun" style:font-name-complex="Times New Roman" fo:font-style="italic" style:font-style-asian="italic" style:font-style-complex="italic" fo:color="#252525"/>
    </style:style>
    <style:style style:name="Nadpis7Char" style:display-name="Nadpis 7 Char" style:family="text" style:parent-style-name="Predvolenépísmoodseku">
      <style:text-properties style:font-name="Calibri Light" style:font-name-asian="SimSun" style:font-name-complex="Times New Roman" fo:font-style="italic" style:font-style-asian="italic" style:font-style-complex="italic" fo:color="#404040"/>
    </style:style>
    <style:style style:name="Nadpis8Char" style:display-name="Nadpis 8 Char" style:family="text" style:parent-style-name="Predvolenépísmoodseku">
      <style:text-properties style:font-name="Calibri Light" style:font-name-asian="SimSun" style:font-name-complex="Times New Roman" fo:color="#404040" fo:font-size="10pt" style:font-size-asian="10pt" style:font-size-complex="10pt"/>
    </style:style>
    <style:style style:name="Nadpis9Char" style:display-name="Nadpis 9 Char" style:family="text" style:parent-style-name="Predvolenépísmoodseku">
      <style:text-properties style:font-name="Calibri Light" style:font-name-asian="SimSu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Jemnézvýraznenie" style:display-name="Jemné zvýraznenie" style:family="text" style:parent-style-name="Predvolenépísmoodseku">
      <style:text-properties fo:font-style="italic" style:font-style-asian="italic" style:font-style-complex="italic" fo:color="#404040"/>
    </style:style>
    <style:style style:name="Zvýraznenie" style:display-name="Zvýraznenie" style:family="text" style:parent-style-name="Predvolenépísmoodseku">
      <style:text-properties fo:font-style="italic" style:font-style-asian="italic" style:font-style-complex="italic" style:use-window-font-color="true"/>
    </style:style>
    <style:style style:name="Intenzívnezvýraznenie" style:display-name="Intenzívne zvýraznenie" style:family="text" style:parent-style-name="Predvolenépísmoodseku">
      <style:text-properties fo:font-weight="bold" style:font-weight-asian="bold" style:font-weight-complex="bold" fo:font-style="italic" style:font-style-asian="italic" style:font-style-complex="italic" fo:text-transform="uppercase"/>
    </style:style>
    <style:style style:name="Silný" style:display-name="Silný" style:family="text" style:parent-style-name="Predvolenépísmoodseku">
      <style:text-properties fo:font-weight="bold" style:font-weight-asian="bold" style:font-weight-complex="bold" fo:color="#000000"/>
    </style:style>
    <style:style style:name="Citácia" style:display-name="Citácia" style:family="paragraph" style:parent-style-name="Normálny" style:next-style-name="Normálny">
      <style:paragraph-properties fo:margin-top="0.1111in" fo:margin-left="0.5in" fo:margin-right="0.5in">
        <style:tab-stops/>
      </style:paragraph-properties>
      <style:text-properties fo:font-style="italic" style:font-style-asian="italic" style:font-style-complex="italic" fo:color="#000000" fo:hyphenate="false"/>
    </style:style>
    <style:style style:name="CitáciaChar" style:display-name="Citácia Char" style:family="text" style:parent-style-name="Predvolenépísmoodseku">
      <style:text-properties fo:font-style="italic" style:font-style-asian="italic" style:font-style-complex="italic" fo:color="#000000"/>
    </style:style>
    <style:style style:name="Zvýraznenácitácia" style:display-name="Zvýraznená citácia" style:family="paragraph" style:parent-style-name="Normálny" style:next-style-name="Normálny">
      <style:paragraph-properties fo:border-top="0.0416in solid #F2F2F2" fo:border-left="none" fo:border-bottom="0.0416in solid #F2F2F2" fo:border-right="none" fo:padding-top="0.0138in" fo:padding-left="0in" fo:padding-bottom="0.0138in" fo:padding-right="0in" style:shadow="none" fo:text-align="center" fo:margin-top="0.1666in" fo:margin-bottom="0.1666in" fo:margin-left="0.65in" fo:margin-right="0.65in" fo:background-color="#F2F2F2">
        <style:tab-stops/>
      </style:paragraph-properties>
      <style:text-properties fo:color="#000000" fo:hyphenate="false"/>
    </style:style>
    <style:style style:name="ZvýraznenácitáciaChar" style:display-name="Zvýraznená citácia Char" style:family="text" style:parent-style-name="Predvolenépísmoodseku">
      <style:text-properties fo:color="#000000" fo:background-color="#F2F2F2"/>
    </style:style>
    <style:style style:name="Jemnýodkaz" style:display-name="Jemný odkaz" style:family="text" style:parent-style-name="Predvolenépísmoodseku">
      <style:text-properties fo:font-variant="small-caps" fo:color="#404040" style:text-underline-type="single" style:text-underline-style="solid" style:text-underline-width="auto" style:text-underline-mode="continuous" style:text-underline-color="#7F7F7F"/>
    </style:style>
    <style:style style:name="Intenzívnyodkaz" style:display-name="Intenzívny odkaz" style:family="text" style:parent-style-name="Predvolenépísmoodseku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 style:text-underline-color="font-color"/>
    </style:style>
    <style:style style:name="Názovknihy" style:display-name="Názov knihy" style:family="text" style:parent-style-name="Predvolenépísmoodseku">
      <style:text-properties fo:font-weight="normal" style:font-weight-asian="normal" style:font-weight-complex="normal" fo:font-variant="small-caps" fo:letter-spacing="0.0034in"/>
    </style:style>
    <style:style style:name="Popis" style:display-name="Popis" style:family="paragraph" style:parent-style-name="Normálny" style:next-style-name="Normálny">
      <style:paragraph-properties fo:margin-bottom="0.1388in" fo:line-height="100%"/>
      <style:text-properties fo:font-style="italic" style:font-style-asian="italic" style:font-style-complex="italic" fo:color="#323232" fo:font-size="9pt" style:font-size-asian="9pt" style:font-size-complex="9pt" fo:hyphenate="false"/>
    </style:style>
    <style:style style:name="Hlavičkaobsahu" style:display-name="Hlavička obsahu" style:family="paragraph" style:parent-style-name="Nadpis1" style:next-style-name="Normálny" style:list-style-name="LFO12" style:default-outline-level="1">
      <style:text-properties fo:hyphenate="false"/>
    </style:style>
    <style:style style:name="Bezriadkovania" style:display-name="Bez riadkovania" style:family="paragraph">
      <style:paragraph-properties fo:margin-bottom="0in" fo:line-height="100%"/>
      <style:text-properties fo:hyphenate="false"/>
    </style:style>
    <style:style style:name="Odsekzoznamu" style:display-name="Odsek zoznamu" style:family="paragraph" style:parent-style-name="Normálny">
      <style:paragraph-properties fo:margin-left="0.5in">
        <style:tab-stops/>
      </style:paragraph-properties>
      <style:text-properties fo:hyphenate="false"/>
    </style:style>
    <text:list-style style:name="WW_OutlineListStyle" style:display-name="WW_OutlineListStyle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2" style:display-name="LFO12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 text:space-before="0in" text:min-label-width="0.3in"/>
      </text:outline-level-style>
      <text:outline-level-style text:level="2" style:num-format="1" text:display-levels="2">
        <style:list-level-properties text:space-before="0in" text:min-label-width="0.4in"/>
      </text:outline-level-style>
      <text:outline-level-style text:level="3" style:num-format="1" text:display-levels="3">
        <style:list-level-properties text:space-before="0in" text:min-label-width="0.5in"/>
      </text:outline-level-style>
      <text:outline-level-style text:level="4" style:num-format="1" text:display-levels="4">
        <style:list-level-properties text:space-before="0in" text:min-label-width="0.6in"/>
      </text:outline-level-style>
      <text:outline-level-style text:level="5" style:num-format="1" text:display-levels="5">
        <style:list-level-properties text:space-before="0in" text:min-label-width="0.7in"/>
      </text:outline-level-style>
      <text:outline-level-style text:level="6" style:num-format="1" text:display-levels="6">
        <style:list-level-properties text:space-before="0in" text:min-label-width="0.8in"/>
      </text:outline-level-style>
      <text:outline-level-style text:level="7" style:num-format="1" text:display-levels="7">
        <style:list-level-properties text:space-before="0in" text:min-label-width="0.9in"/>
      </text:outline-level-style>
      <text:outline-level-style text:level="8" style:num-format="1" text:display-levels="8">
        <style:list-level-properties text:space-before="0in" text:min-label-width="1in"/>
      </text:outline-level-style>
      <text:outline-level-style text:level="9" style:num-format="1" text:display-levels="9">
        <style:list-level-properties text:space-before="0in" text:min-label-width="1.1in"/>
      </text:outline-level-style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>secu</meta:initial-creator>
    <dc:creator>Jonatan Felipez Queijo</dc:creator>
    <meta:creation-date>2014-09-10T12:44:00Z</meta:creation-date>
    <dc:date>2014-09-15T20:24:00Z</dc:date>
    <meta:template xlink:href="Prázdny%20dokument%20s%20návrhom%20správy.dotx" xlink:type="simple"/>
    <meta:editing-cycles>4</meta:editing-cycles>
    <meta:editing-duration>PT540S</meta:editing-duration>
    <meta:user-defined meta:name="_TemplateID">TC034577159991</meta:user-defined>
    <meta:document-statistic meta:page-count="1" meta:paragraph-count="1" meta:word-count="140" meta:character-count="939" meta:row-count="6" meta:non-whitespace-character-count="800"/>
  </office:meta>
</office:document-meta>
</file>